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Dialogs/dialog-lc.xml" manifest:media-type="text/xml"/>
  <manifest:file-entry manifest:full-path="Dialogs/Standard/dialog-lb.xml" manifest:media-type="text/xml"/>
  <manifest:file-entry manifest:full-path="Dialogs/Standard/EmptyMacro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1) Save a copy or edit and wait for autosave</text:p>
          </table:table-cell>
        </table:table-row>
        <table:table-row table:style-name="ro1">
          <table:table-cell office:value-type="string" calcext:value-type="string">
            <text:p>2) Edit and save</text:p>
          </table:table-cell>
        </table:table-row>
        <table:table-row table:style-name="ro1">
          <table:table-cell office:value-type="string" calcext:value-type="string">
            <text:p>3) Error occu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 style:data-style-name="N2" text:time-value="14:30:18.528047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4:01:55.405734868</meta:creation-date>
    <meta:editing-duration>PT28S</meta:editing-duration>
    <meta:editing-cycles>3</meta:editing-cycles>
    <meta:generator>LibreOffice/5.1.2.2$Linux_X86_64 LibreOffice_project/10m0$Build-2</meta:generator>
    <dc:date>2016-04-18T14:30:39.400436754</dc:date>
    <meta:document-statistic meta:table-count="1" meta:cell-count="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EmptyMacro.xml><?xml version="1.0" encoding="utf-8"?>
<!DOCTYPE window  PUBLIC '-//OpenOffice.org//DTD OfficeDocument 1.0//EN'  'dialog.dtd'>
<dlg:window xmlns:dlg="http://openoffice.org/2000/dialog" xmlns:script="http://openoffice.org/2000/script" dlg:id="EmptyMacro" dlg:left="0" dlg:top="0" dlg:width="0" dlg:height="0" dlg:closeable="true" dlg:moveable="tru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mptyMacro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1c0086003e00da00ac00a5004c008e009d00c000de006e000a005c00ef00ee">
    <SignedInfo>
      <CanonicalizationMethod Algorithm="http://www.w3.org/TR/2001/REC-xml-c14n-20010315"/>
      <SignatureMethod Algorithm="http://www.w3.org/2000/09/xmldsig#rsa-sha1"/>
      <Reference URI="Basic/script-lc.xml">
        <Transforms>
          <Transform Algorithm="http://www.w3.org/TR/2001/REC-xml-c14n-20010315"/>
        </Transforms>
        <DigestMethod Algorithm="http://www.w3.org/2000/09/xmldsig#sha1"/>
        <DigestValue>xebEZyd1OwOyLL6Wp9QELPl+UEY=</DigestValue>
      </Reference>
      <Reference URI="Basic/Standard/script-lb.xml">
        <Transforms>
          <Transform Algorithm="http://www.w3.org/TR/2001/REC-xml-c14n-20010315"/>
        </Transforms>
        <DigestMethod Algorithm="http://www.w3.org/2000/09/xmldsig#sha1"/>
        <DigestValue>F4Yo8KatAudgCClcvASy4fI9g0Q=</DigestValue>
      </Reference>
      <Reference URI="Basic/Standard/Module1.xml">
        <Transforms>
          <Transform Algorithm="http://www.w3.org/TR/2001/REC-xml-c14n-20010315"/>
        </Transforms>
        <DigestMethod Algorithm="http://www.w3.org/2000/09/xmldsig#sha1"/>
        <DigestValue>Jf+uEP6VsuLz1LWbySQxvXkOMEg=</DigestValue>
      </Reference>
      <Reference URI="Dialogs/Standard/EmptyMacro.xml">
        <Transforms>
          <Transform Algorithm="http://www.w3.org/TR/2001/REC-xml-c14n-20010315"/>
        </Transforms>
        <DigestMethod Algorithm="http://www.w3.org/2000/09/xmldsig#sha1"/>
        <DigestValue>wc5RhuQaf22Zy/pQGZDHRpOGcqs=</DigestValue>
      </Reference>
      <Reference URI="Dialogs/Standard/dialog-lb.xml">
        <Transforms>
          <Transform Algorithm="http://www.w3.org/TR/2001/REC-xml-c14n-20010315"/>
        </Transforms>
        <DigestMethod Algorithm="http://www.w3.org/2000/09/xmldsig#sha1"/>
        <DigestValue>/nAdoUmDXb56hNmhXaoLPTZEW8k=</DigestValue>
      </Reference>
      <Reference URI="Dialogs/dialog-lc.xml">
        <Transforms>
          <Transform Algorithm="http://www.w3.org/TR/2001/REC-xml-c14n-20010315"/>
        </Transforms>
        <DigestMethod Algorithm="http://www.w3.org/2000/09/xmldsig#sha1"/>
        <DigestValue>xebEZyd1OwOyLL6Wp9QELPl+UEY=</DigestValue>
      </Reference>
      <Reference URI="#ID_00180067002d0041003200c700440071009900720001005300db00d500c90038">
        <DigestMethod Algorithm="http://www.w3.org/2000/09/xmldsig#sha1"/>
        <DigestValue>ZOYIKDPZKb2iGXCN4dyOR4y0Mlk=</DigestValue>
      </Reference>
    </SignedInfo>
    <SignatureValue>BkFcELjihSwF9KGm7c3zrPwK2FXYzkoZBtkNhuXhGgUedy6ucBKh8T3zIuxEQOO0
DrYt7XThmeYuDwRqUR2MH/pvxpkZBTqXoq2/qGvWzGMc9Ge2I2u8LJX9dw87CG9G
asTkeujC4v6vlp2qs2M6e46lLq4KF3ajLOnx4eQzm2Pgp6pSVWxXY8mHQdvly7ZP
Mhf0QXKPnHU6PJHr8SR2YBw6Wt5XhZwaDtEAPUe6TnEhrfr9ryFQxH/zqgoshHi/
/uw0tAembiT+aanp4U1/fpj9USeW9wXPvt688Q2ylXYTs7GCo7LIj6B0HFsxMlou
JAfD3+P2NTilH6x/Mi4taw==</SignatureValue>
    <KeyInfo>
      <X509Data>
        <X509IssuerSerial>
          <X509IssuerName>CN=LibreOffice,O=LibreOffice,ST=Some-State,C=FR</X509IssuerName>
          <X509SerialNumber>17033917026434384271</X509SerialNumber>
        </X509IssuerSerial>
        <X509Certificate>MIIDGjCCAgICCQDsZKFJNhmBjzANBgkqhkiG9w0BAQsFADBOMQswCQYDVQQGEwJG
UjETMBEGA1UECAwKU29tZS1TdGF0ZTEUMBIGA1UECgwLTGlicmVPZmZpY2UxFDAS
BgNVBAMMC0xpYnJlT2ZmaWNlMCAXDTE2MDQxODEyMTMxOVoYDzIyOTAwMTMxMTIx
MzE5WjBOMQswCQYDVQQGEwJGUjETMBEGA1UECAwKU29tZS1TdGF0ZTEUMBIGA1UE
CgwLTGlicmVPZmZpY2UxFDASBgNVBAMMC0xpYnJlT2ZmaWNlMIIBIjANBgkqhkiG
9w0BAQEFAAOCAQ8AMIIBCgKCAQEAubch2y3jtWHrPUT1hF/QXh3H+/RO3hpTlm2k
GyxuimboyjAl4nNW4Mpd5fjc9K+YInYlawNhhAvPWzgC02/Gmy1lmLG3aV9DTCc9
Vr4rlaamLrQJ7+rLPLOW0oqo9fzucvImoS8FbwauBR7jpM584so2wIITSh+1X4Ko
kG4+urspFe8La9cjpWOiwXyzHonHYQB8wFYuuDE9GkBPPk7zIG73jYg5Dx6OG9qm
qQRKAlCPkGTo0kIBPo//xY/GMbfvESz5L8lHOWt5EVrJUZHbQB1AKbMFUNPxQmfu
IRdb2L55/kxTqrp3EIvfFChThS5Hv2MnJl36EHAzEo1sHqwh6QIDAQABMA0GCSqG
SIb3DQEBCwUAA4IBAQBTeDEDtKqweUfm2e3jOtKUo+N4IVwGoaSs92rsslSMK/fv
IF2vEvHjagcj7Y1VyjCGatncqsCZHQ7j/6JxZvbYDQhVKDwb+RiDYAvT2wdRJInz
s/mtO09xqQYSgBh/6gtDaQGQ15FjbYdQjN/T/eYkqH3g02mbGbydZiDyRKGDS3Vu
IFyNdNVZm75FO1B0lH8g6DXyTxlX0/MSqAamzH86d0+gK1nP/JLjUpy5nLifpT6u
qnjaQqJ9wBQKJJB4YFBOrYPXtVYph0nmlKcRPkX6VpuPR/JRXCc52snu6gmcRvst
v55i2relOUqbanHLk5pJDcE+MMoHFzyYzgZ11nG9</X509Certificate>
      </X509Data>
    </KeyInfo>
    <Object>
      <SignatureProperties>
        <SignatureProperty Id="ID_00180067002d0041003200c700440071009900720001005300db00d500c90038" Target="#ID_001c0086003e00da00ac00a5004c008e009d00c000de006e000a005c00ef00ee">
          <dc:date xmlns:dc="http://purl.org/dc/elements/1.1/">2016-04-18T14:31:30,518003168</dc:date>
        </SignatureProperty>
      </SignatureProperties>
    </Object>
  </Signature>
</document-signatures>
</file>